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d6c9" officeooo:paragraph-rsid="0010d6c9"/>
    </style:style>
    <style:style style:name="P2" style:family="paragraph" style:parent-style-name="Title">
      <style:text-properties officeooo:rsid="0010d6c9" officeooo:paragraph-rsid="0010d6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PLC Pin mapping</text:p>
      <text:p text:style-name="P1"/>
      <text:p text:style-name="P1">Relays left to righ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3T17:04:38.572106073</meta:creation-date>
    <dc:date>2019-10-23T17:06:27.788892295</dc:date>
    <meta:editing-duration>PT1M50S</meta:editing-duration>
    <meta:editing-cycles>1</meta:editing-cycles>
    <meta:document-statistic meta:table-count="0" meta:image-count="0" meta:object-count="0" meta:page-count="1" meta:paragraph-count="2" meta:word-count="7" meta:character-count="39" meta:non-whitespace-character-count="34"/>
    <meta:generator>LibreOffice/6.3.2.2$Linux_X86_64 LibreOffice_project/e1663a74855acfc3cddf258a1b61ef869561d205</meta:generator>
  </office:meta>
</office:document-meta>
</file>